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d8e90" draw:fill="solid" draw:fill-color="#efd3b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5cm" draw:shadow="hidden"/>
    </style:style>
    <style:style style:name="gr3" style:family="graphic" style:parent-style-name="objectwithoutfill">
      <style:graphic-properties draw:stroke="dash" draw:stroke-dash="Fine_20_Dashed_20__28_var_29_" svg:stroke-color="#ff00ff" draw:marker-end="Line_20_Arrow" draw:marker-end-width="0.3cm" draw:fill="none" draw:fill-color="#ff8080" draw:shadow="hidden"/>
    </style:style>
    <style:style style:name="gr4" style:family="graphic" style:parent-style-name="standard">
      <style:graphic-properties svg:stroke-color="#8d8e90" draw:fill="solid" draw:fill-color="#4c4c4c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stroke="solid" svg:stroke-width="0.1cm" svg:stroke-color="#8d8e90" draw:marker-start="" draw:marker-start-width="0.35cm" draw:marker-end="" draw:marker-end-width="0.45cm" draw:fill="none" draw:fill-color="#ff8080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 draw:shadow="hidden"/>
    </style:style>
    <style:style style:name="gr7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9.414cm" draw:shadow="hidden"/>
    </style:style>
    <style:style style:name="gr8" style:family="graphic" style:parent-style-name="objectwithoutfill">
      <style:graphic-properties draw:stroke="solid" svg:stroke-width="0.2cm" svg:stroke-color="#800000" draw:marker-start="" draw:marker-start-width="0.5cm" draw:marker-end="Rounded_20_large_20_Arrow" draw:marker-end-width="0.6cm" draw:fill="none" draw:fill-color="#ff8080" fo:padding-top="0.225cm" fo:padding-bottom="0.225cm" fo:padding-left="0.35cm" fo:padding-right="0.35cm" draw:shadow="hidden"/>
    </style:style>
    <style:style style:name="gr9" style:family="graphic" style:parent-style-name="standard">
      <style:graphic-properties draw:stroke="solid" svg:stroke-color="#008000" draw:marker-start="" draw:marker-end="Arrow" draw:fill="solid" draw:fill-color="#ffff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 draw:shadow="hidden"/>
    </style:style>
    <style:style style:name="gr11" style:family="graphic" style:parent-style-name="objectwithoutfill">
      <style:graphic-properties draw:stroke="dash" draw:stroke-dash="Ultrafine_20_Dashed" svg:stroke-color="#008000" draw:marker-start="" draw:marker-end="" draw:marker-end-width="0.3cm" draw:fill="none" draw:fill-color="#ff8080" draw:shadow="hidden"/>
    </style:style>
    <style:style style:name="gr12" style:family="graphic" style:parent-style-name="objectwithoutfill">
      <style:graphic-properties draw:stroke="dash" draw:stroke-dash="Ultrafine_20_Dashed" svg:stroke-color="#008000" draw:marker-start="Line_20_Arrow" draw:marker-end="" draw:marker-end-width="0.3cm" draw:fill="none" draw:fill-color="#ff8080" draw:shadow="hidden"/>
    </style:style>
    <style:style style:name="gr1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656cm" fo:min-width="7.707cm" draw:shadow="hidden"/>
    </style:style>
    <style:style style:name="gr14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1.111cm" fo:min-width="0cm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'Andale Mono'" style:font-pitch="fixed" fo:font-size="16pt" style:font-size-asian="16pt" style:font-size-complex="16pt"/>
    </style:style>
    <style:style style:name="P4" style:family="paragraph">
      <style:paragraph-properties fo:text-align="center"/>
      <style:text-properties fo:color="#ffffff" fo:font-family="'Andale Mono'" style:font-pitch="fixed"/>
    </style:style>
    <style:style style:name="P5" style:family="paragraph">
      <style:text-properties fo:font-family="'Andale Mono'" style:font-pitch="fixed" fo:font-size="12pt" fo:font-style="normal" style:font-size-asian="12pt" style:font-style-asian="normal" style:font-size-complex="12pt" style:font-style-complex="normal"/>
    </style:style>
    <style:style style:name="P6" style:family="paragraph">
      <style:paragraph-properties fo:text-align="center"/>
      <style:text-properties fo:color="#008000" fo:font-size="18pt" style:font-size-asian="18pt" style:font-size-complex="18pt"/>
    </style:style>
    <style:style style:name="P7" style:family="paragraph">
      <style:text-properties fo:color="#c5000b" fo:font-family="'Andale Mono'" style:font-pitch="fixed"/>
    </style:style>
    <style:style style:name="T1" style:family="text">
      <style:text-properties fo:font-family="'Andale Mono'" style:font-pitch="fixed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'Andale Mono'" style:font-pitch="fixed" fo:font-size="16pt" style:font-size-asian="16pt" style:font-size-complex="16pt"/>
    </style:style>
    <style:style style:name="T3" style:family="text">
      <style:text-properties fo:color="#ffffff" fo:font-family="'Andale Mono'" style:font-pitch="fixed"/>
    </style:style>
    <style:style style:name="T4" style:family="text">
      <style:text-properties fo:font-family="'Andale Mono'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family="'Andale Mono'" style:font-pitch="fixed"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8000" fo:font-size="18pt" style:font-size-asian="18pt" style:font-size-complex="18pt"/>
    </style:style>
    <style:style style:name="T7" style:family="text">
      <style:text-properties fo:color="#c5000b" fo:font-family="'Andale Mono'" style:font-pitch="fixed"/>
    </style:style>
    <style:style style:name="T8" style:family="text">
      <style:text-properties fo:color="#c5000b" fo:font-family="'Andale Mono'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9.9cm" svg:height="3.7cm" svg:x="17.6cm" svg:y="7.2cm">
            <text:p text:style-name="P1"><text:span text:style-name="T1">working copy</text:span><text:span text:style-name="T1"><text:line-break/></text:span><text:span text:style-name="T1"/></text:p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6.539cm" svg:height="0.886cm" svg:x="17.691cm" svg:y="8.998cm">
            <draw:text-box>
              <text:p><text:span text:style-name="T2">your playground</text:span></text:p>
            </draw:text-box>
          </draw:frame>
        </draw:g>
        <draw:line draw:style-name="gr3" draw:text-style-name="P2" draw:layer="layout" svg:x1="24.2cm" svg:y1="11.9cm" svg:x2="26.1cm" svg:y2="11.9cm">
          <text:p/>
        </draw:line>
        <draw:g>
          <draw:custom-shape draw:style-name="gr4" draw:text-style-name="P4" draw:layer="layout" svg:width="0.7cm" svg:height="0.7cm" svg:x="17.8cm" svg:y="11.6cm">
            <text:p text:style-name="P2"><text:span text:style-name="T3">w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8.1cm" svg:y1="11.6cm" svg:x2="18.1cm" svg:y2="10.9cm">
            <text:p/>
          </draw:line>
        </draw:g>
        <draw:g>
          <draw:custom-shape draw:style-name="gr4" draw:text-style-name="P4" draw:layer="layout" svg:width="0.7cm" svg:height="0.7cm" svg:x="19.1cm" svg:y="11.6cm">
            <text:p text:style-name="P2"><text:span text:style-name="T3">w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9.4cm" svg:y1="11.6cm" svg:x2="19.4cm" svg:y2="10.9cm">
            <text:p/>
          </draw:line>
        </draw:g>
        <draw:g>
          <draw:custom-shape draw:style-name="gr4" draw:text-style-name="P4" draw:layer="layout" svg:width="0.7cm" svg:height="0.7cm" svg:x="20.4cm" svg:y="11.6cm">
            <text:p text:style-name="P2"><text:span text:style-name="T3">w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0.7cm" svg:y1="11.6cm" svg:x2="20.7cm" svg:y2="10.9cm">
            <text:p/>
          </draw:line>
        </draw:g>
        <draw:g>
          <draw:custom-shape draw:style-name="gr4" draw:text-style-name="P4" draw:layer="layout" svg:width="2.5cm" svg:height="0.7cm" svg:x="21.7cm" svg:y="11.6cm">
            <text:p text:style-name="P2"><text:span text:style-name="T3">ma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2.8cm" svg:y1="11.6cm" svg:x2="22.8cm" svg:y2="10.9cm">
            <text:p/>
          </draw:line>
        </draw:g>
        <draw:g>
          <draw:custom-shape draw:style-name="gr4" draw:text-style-name="P4" draw:layer="layout" svg:width="2.5cm" svg:height="0.7cm" svg:x="26.1cm" svg:y="11.6cm">
            <text:p text:style-name="P2"><text:span text:style-name="T3">mybran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7.3cm" svg:y1="11.6cm" svg:x2="27.3cm" svg:y2="10.9cm">
            <text:p/>
          </draw:line>
        </draw:g>
        <draw:g>
          <draw:custom-shape draw:style-name="gr4" draw:text-style-name="P4" draw:layer="layout" svg:width="0.7cm" svg:height="0.7cm" svg:x="1.3cm" svg:y="11.6cm">
            <text:p text:style-name="P2"><text:span text:style-name="T3">o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.6cm" svg:y1="11.6cm" svg:x2="1.6cm" svg:y2="10.9cm">
            <text:p/>
          </draw:line>
        </draw:g>
        <draw:g>
          <draw:custom-shape draw:style-name="gr4" draw:text-style-name="P4" draw:layer="layout" svg:width="0.7cm" svg:height="0.7cm" svg:x="2.6cm" svg:y="11.6cm">
            <text:p text:style-name="P2"><text:span text:style-name="T3">o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.9cm" svg:y1="11.6cm" svg:x2="2.9cm" svg:y2="10.9cm">
            <text:p/>
          </draw:line>
        </draw:g>
        <draw:g>
          <draw:custom-shape draw:style-name="gr4" draw:text-style-name="P4" draw:layer="layout" svg:width="0.7cm" svg:height="0.7cm" svg:x="3.9cm" svg:y="11.6cm">
            <text:p text:style-name="P2"><text:span text:style-name="T3">o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4.2cm" svg:y1="11.6cm" svg:x2="4.2cm" svg:y2="10.9cm">
            <text:p/>
          </draw:line>
        </draw:g>
        <draw:g>
          <draw:custom-shape draw:style-name="gr4" draw:text-style-name="P4" draw:layer="layout" svg:width="2.5cm" svg:height="0.7cm" svg:x="5.2cm" svg:y="11.6cm">
            <text:p text:style-name="P2"><text:span text:style-name="T3">ma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6.3cm" svg:y1="11.6cm" svg:x2="6.3cm" svg:y2="10.9cm">
            <text:p/>
          </draw:line>
        </draw:g>
        <draw:g>
          <draw:custom-shape draw:style-name="gr4" draw:text-style-name="P4" draw:layer="layout" svg:width="2.5cm" svg:height="0.7cm" svg:x="9.6cm" svg:y="11.6cm">
            <text:p text:style-name="P2"><text:span text:style-name="T3">mybran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0.8cm" svg:y1="11.6cm" svg:x2="10.8cm" svg:y2="10.9cm">
            <text:p/>
          </draw:line>
        </draw:g>
        <draw:g>
          <draw:custom-shape draw:style-name="gr1" draw:text-style-name="P1" draw:layer="layout" svg:width="9.938cm" svg:height="3.7cm" svg:x="1.1cm" svg:y="7.2cm">
            <text:p text:style-name="P1"><text:span text:style-name="T1">origin</text:span></text:p>
            <text:p text:style-name="P1"><text:span text:style-name="T4"><text:line-break/></text:span><text:span text:style-name="T4"/></text:p>
            <text:p text:style-name="P2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4.741cm" svg:height="0.886cm" svg:x="1.191cm" svg:y="8.6cm">
            <draw:text-box>
              <text:p><text:span text:style-name="T2">your remote</text:span></text:p>
            </draw:text-box>
          </draw:frame>
          <draw:frame draw:style-name="gr7" draw:text-style-name="P5" draw:layer="layout" svg:width="9.914cm" svg:height="0.729cm" svg:x="1.186cm" svg:y="9.556cm">
            <draw:text-box>
              <text:p><text:span text:style-name="T5">https://github.com/jialvarez/myrepo</text:span></text:p>
            </draw:text-box>
          </draw:frame>
        </draw:g>
        <draw:line draw:style-name="gr8" draw:text-style-name="P2" draw:layer="layout" svg:x1="11.1cm" svg:y1="8.9cm" svg:x2="17.5cm" svg:y2="8.9cm">
          <text:p/>
        </draw:line>
        <draw:custom-shape draw:style-name="gr9" draw:text-style-name="P6" draw:layer="layout" svg:width="1.4cm" svg:height="1.3cm" svg:x="13.1cm" svg:y="8.2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9.223cm" svg:height="3.026cm" svg:x="11.3cm" svg:y="5.2cm">
          <draw:text-box>
            <text:p><text:span text:style-name="T7"><text:line-break/></text:span><text:span text:style-name="T7">$ git </text:span><text:span text:style-name="T8">init</text:span><text:span text:style-name="T7"><text:line-break/></text:span><text:span text:style-name="T7">$ git </text:span><text:span text:style-name="T8">remote</text:span><text:span text:style-name="T7"> add origin &lt;url&gt;</text:span><text:span text:style-name="T7"><text:line-break/></text:span><text:span text:style-name="T7"> <text:s text:c="11"/>-- ó --</text:span></text:p>
            <text:p><text:span text:style-name="T7">$ git </text:span><text:span text:style-name="T8">clone</text:span><text:span text:style-name="T7"> &lt;url&gt;</text:span></text:p>
          </draw:text-box>
        </draw:frame>
        <draw:g>
          <draw:line draw:style-name="gr11" draw:text-style-name="P2" draw:layer="layout" svg:x1="22.9cm" svg:y1="12.3cm" svg:x2="22.9cm" svg:y2="15.6cm">
            <text:p/>
          </draw:line>
          <draw:line draw:style-name="gr11" draw:text-style-name="P2" draw:layer="layout" svg:x1="22.9cm" svg:y1="15.6cm" svg:x2="27.3cm" svg:y2="15.6cm">
            <text:p/>
          </draw:line>
          <draw:line draw:style-name="gr12" draw:text-style-name="P2" draw:layer="layout" svg:x1="27.3cm" svg:y1="12.3cm" svg:x2="27.3cm" svg:y2="15.6cm">
            <text:p/>
          </draw:line>
        </draw:g>
        <draw:custom-shape draw:style-name="gr9" draw:text-style-name="P6" draw:layer="layout" svg:width="1.4cm" svg:height="1.3cm" svg:x="24.4cm" svg:y="14.9cm">
          <text:p text:style-name="P2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8.44cm" svg:height="3.581cm" svg:x="20.4cm" svg:y="16.3cm">
          <draw:text-box>
            <text:p><text:span text:style-name="T7">$ git </text:span><text:span text:style-name="T8">checkout -b</text:span><text:span text:style-name="T7"> mybranch</text:span></text:p>
            <text:p><text:span text:style-name="T7"/></text:p>
            <text:p><text:span text:style-name="T7">… </text:span><text:span text:style-name="T7">escribir cambios …</text:span></text:p>
            <text:p><text:span text:style-name="T7"/></text:p>
            <text:p><text:span text:style-name="T7">$ git </text:span><text:span text:style-name="T8">add</text:span><text:span text:style-name="T7"> &lt;fichero(s)&gt;</text:span></text:p>
            <text:p><text:span text:style-name="T7">$ git </text:span><text:span text:style-name="T8">commit</text:span><text:span text:style-name="T7"> -m “Mensaje”</text:span></text:p>
          </draw:text-box>
        </draw:frame>
        <draw:g>
          <draw:line draw:style-name="gr11" draw:text-style-name="P2" draw:layer="layout" svg:x1="27.7cm" svg:y1="11.5cm" svg:x2="27.7cm" svg:y2="3.2cm">
            <text:p/>
          </draw:line>
          <draw:line draw:style-name="gr11" draw:text-style-name="P2" draw:layer="layout" svg:x1="27.7cm" svg:y1="3.2cm" svg:x2="11.3cm" svg:y2="3.2cm">
            <text:p/>
          </draw:line>
          <draw:line draw:style-name="gr12" draw:text-style-name="P2" draw:layer="layout" svg:x1="11.3cm" svg:y1="11.5cm" svg:x2="11.3cm" svg:y2="3.2cm">
            <text:p/>
          </draw:line>
        </draw:g>
        <draw:custom-shape draw:style-name="gr9" draw:text-style-name="P6" draw:layer="layout" svg:width="1.4cm" svg:height="1.3cm" svg:x="18.9cm" svg:y="2.5cm">
          <text:p text:style-name="P2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8.291cm" svg:height="0.906cm" svg:x="10.993cm" svg:y="1.9cm">
          <draw:text-box>
            <text:p><text:span text:style-name="T7">$ git </text:span><text:span text:style-name="T8">push</text:span><text:span text:style-name="T7"> origin mybranch</text:span></text:p>
          </draw:text-box>
        </draw:frame>
        <draw:g>
          <draw:line draw:style-name="gr11" draw:text-style-name="P2" draw:layer="layout" svg:x1="10.5cm" svg:y1="12.3cm" svg:x2="10.5cm" svg:y2="13cm">
            <text:p/>
          </draw:line>
          <draw:line draw:style-name="gr11" draw:text-style-name="P2" draw:layer="layout" svg:x1="10.5cm" svg:y1="13cm" svg:x2="6.2cm" svg:y2="13cm">
            <text:p/>
          </draw:line>
          <draw:line draw:style-name="gr12" draw:text-style-name="P2" draw:layer="layout" svg:x1="6.2cm" svg:y1="12.3cm" svg:x2="6.2cm" svg:y2="13cm">
            <text:p/>
          </draw:line>
        </draw:g>
        <draw:custom-shape draw:style-name="gr9" draw:text-style-name="P6" draw:layer="layout" svg:width="1.4cm" svg:height="1.3cm" svg:x="7.6cm" svg:y="12.4cm">
          <text:p text:style-name="P2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5.836cm" svg:height="1.361cm" svg:x="6.5cm" svg:y="13.7cm">
          <draw:text-box>
            <text:p><text:span text:style-name="T8">PULL REQUEST</text:span><text:span text:style-name="T7"><text:line-break/></text:span><text:span text:style-name="T7">mybranch =&gt; master</text:span></text:p>
          </draw:text-box>
        </draw:frame>
        <draw:g>
          <draw:line draw:style-name="gr11" draw:text-style-name="P2" draw:layer="layout" svg:x1="5.6cm" svg:y1="12.3cm" svg:x2="5.6cm" svg:y2="15.6cm">
            <text:p/>
          </draw:line>
          <draw:line draw:style-name="gr11" draw:text-style-name="P2" draw:layer="layout" svg:x1="5.6cm" svg:y1="15.6cm" svg:x2="22.4cm" svg:y2="15.6cm">
            <text:p/>
          </draw:line>
          <draw:line draw:style-name="gr12" draw:text-style-name="P2" draw:layer="layout" svg:x1="22.4cm" svg:y1="12.3cm" svg:x2="22.4cm" svg:y2="15.6cm">
            <text:p/>
          </draw:line>
        </draw:g>
        <draw:custom-shape draw:style-name="gr9" draw:text-style-name="P6" draw:layer="layout" svg:width="1.4cm" svg:height="1.3cm" svg:x="13.7cm" svg:y="15cm">
          <text:p text:style-name="P2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8.334cm" svg:height="3.581cm" svg:x="10.49cm" svg:y="16.3cm">
          <draw:text-box>
            <text:p><text:span text:style-name="T7">$ git </text:span><text:span text:style-name="T8">checkout</text:span><text:span text:style-name="T7"> master</text:span></text:p>
            <text:p><text:span text:style-name="T7">$ git </text:span><text:span text:style-name="T8">fetch</text:span><text:span text:style-name="T7"> origin</text:span></text:p>
            <text:p><text:span text:style-name="T7">$ git </text:span><text:span text:style-name="T8">rebase</text:span><text:span text:style-name="T7"> origin/master</text:span></text:p>
            <text:p><text:span text:style-name="T7"/></text:p>
            <text:p><text:span text:style-name="T7">$ git </text:span><text:span text:style-name="T8">checkout</text:span><text:span text:style-name="T7"> mybranch</text:span></text:p>
            <text:p><text:span text:style-name="T7">$ git </text:span><text:span text:style-name="T8">rebase</text:span><text:span text:style-name="T7">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6309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alvarez </meta:initial-creator>
    <meta:creation-date>2013-11-26T18:28:51</meta:creation-date>
    <dc:date>2013-12-09T17:52:43</dc:date>
    <dc:creator>jialvarez </dc:creator>
    <meta:editing-duration>PT53M30S</meta:editing-duration>
    <meta:editing-cycles>12</meta:editing-cycles>
    <meta:generator>LibreOffice/4.0.2.2$Linux_x86 LibreOffice_project/400m0$Build-2</meta:generator>
    <meta:document-statistic meta:object-count="65"/>
  </office:meta>
</office:document-meta>
</file>